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4445e" officeooo:paragraph-rsid="002e965c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officeooo:rsid="00151f09" officeooo:paragraph-rsid="00317001"/>
    </style:style>
    <style:style style:name="P11" style:family="paragraph" style:parent-style-name="Text_20_body">
      <style:text-properties style:font-name="Cantarell" officeooo:rsid="001a79f7" officeooo:paragraph-rsid="0014445e"/>
    </style:style>
    <style:style style:name="P12" style:family="paragraph" style:parent-style-name="Text_20_body">
      <style:text-properties style:font-name="Cantarell" officeooo:rsid="00145039" officeooo:paragraph-rsid="00145039"/>
    </style:style>
    <style:style style:name="P13" style:family="paragraph" style:parent-style-name="Text_20_body">
      <style:text-properties style:font-name="Cantarell" officeooo:paragraph-rsid="002e284f"/>
    </style:style>
    <style:style style:name="P14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0fdee7"/>
    </style:style>
    <style:style style:name="P18" style:family="paragraph" style:parent-style-name="Text_20_body">
      <style:text-properties officeooo:paragraph-rsid="0014445e"/>
    </style:style>
    <style:style style:name="P19" style:family="paragraph" style:parent-style-name="Text_20_body">
      <style:text-properties officeooo:paragraph-rsid="00145039"/>
    </style:style>
    <style:style style:name="P20" style:family="paragraph" style:parent-style-name="Text_20_body">
      <style:text-properties officeooo:paragraph-rsid="00151f09"/>
    </style:style>
    <style:style style:name="P21" style:family="paragraph" style:parent-style-name="Text_20_body">
      <style:text-properties officeooo:paragraph-rsid="00170e27"/>
    </style:style>
    <style:style style:name="P22" style:family="paragraph" style:parent-style-name="Text_20_body">
      <style:text-properties officeooo:paragraph-rsid="001a79f7"/>
    </style:style>
    <style:style style:name="P23" style:family="paragraph" style:parent-style-name="Text_20_body">
      <style:text-properties style:font-name="Source Code Pro Medium" officeooo:rsid="00033b0c" officeooo:paragraph-rsid="002e284f"/>
    </style:style>
    <style:style style:name="P24" style:family="paragraph" style:parent-style-name="Text_20_body">
      <style:text-properties officeooo:rsid="00021384" officeooo:paragraph-rsid="002e284f"/>
    </style:style>
    <style:style style:name="P25" style:family="paragraph" style:parent-style-name="Text_20_body">
      <style:text-properties officeooo:paragraph-rsid="002e284f"/>
    </style:style>
    <style:style style:name="P26" style:family="paragraph" style:parent-style-name="Text_20_body">
      <style:text-properties officeooo:paragraph-rsid="002e965c"/>
    </style:style>
    <style:style style:name="P27" style:family="paragraph" style:parent-style-name="Text_20_body">
      <style:text-properties officeooo:paragraph-rsid="00114ce7"/>
    </style:style>
    <style:style style:name="P28" style:family="paragraph" style:parent-style-name="Text_20_body">
      <style:text-properties officeooo:paragraph-rsid="002fd234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39" style:family="paragraph" style:parent-style-name="Text_20_body">
      <style:paragraph-properties fo:break-before="page"/>
      <style:text-properties officeooo:paragraph-rsid="001a79f7"/>
    </style:style>
    <style:style style:name="P40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41" style:family="paragraph" style:parent-style-name="Standard">
      <style:text-properties officeooo:paragraph-rsid="00317001"/>
    </style:style>
    <style:style style:name="P42" style:family="paragraph" style:parent-style-name="Heading_20_1">
      <style:text-properties officeooo:paragraph-rsid="00021384"/>
    </style:style>
    <style:style style:name="P43" style:family="paragraph" style:parent-style-name="Heading_20_1">
      <style:text-properties officeooo:paragraph-rsid="00151f09"/>
    </style:style>
    <style:style style:name="P44" style:family="paragraph" style:parent-style-name="Heading_20_1">
      <style:text-properties officeooo:paragraph-rsid="00170e27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officeooo:rsid="0014445e"/>
    </style:style>
    <style:style style:name="T24" style:family="text">
      <style:text-properties style:font-name="Cantarell" officeooo:rsid="00145039"/>
    </style:style>
    <style:style style:name="T25" style:family="text">
      <style:text-properties style:font-name="Cantarell" officeooo:rsid="00162b46"/>
    </style:style>
    <style:style style:name="T26" style:family="text">
      <style:text-properties style:font-name="Cantarell" officeooo:rsid="001a79f7"/>
    </style:style>
    <style:style style:name="T27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28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29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0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1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2" style:family="text">
      <style:text-properties style:font-name="Cantarell" officeooo:rsid="002fd234"/>
    </style:style>
    <style:style style:name="T33" style:family="text">
      <style:text-properties officeooo:rsid="0005c8c9"/>
    </style:style>
    <style:style style:name="T34" style:family="text">
      <style:text-properties officeooo:rsid="00085bdb"/>
    </style:style>
    <style:style style:name="T35" style:family="text">
      <style:text-properties officeooo:rsid="000fdee7"/>
    </style:style>
    <style:style style:name="T36" style:family="text">
      <style:text-properties fo:font-weight="normal" officeooo:rsid="000fdee7" style:font-weight-asian="normal" style:font-weight-complex="normal"/>
    </style:style>
    <style:style style:name="T37" style:family="text">
      <style:text-properties fo:font-weight="normal" officeooo:rsid="002fd234" style:font-weight-asian="normal" style:font-weight-complex="normal"/>
    </style:style>
    <style:style style:name="T38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officeooo:rsid="001274e8"/>
    </style:style>
    <style:style style:name="T41" style:family="text">
      <style:text-properties officeooo:rsid="0014445e"/>
    </style:style>
    <style:style style:name="T42" style:family="text">
      <style:text-properties officeooo:rsid="00151f09"/>
    </style:style>
    <style:style style:name="T43" style:family="text">
      <style:text-properties officeooo:rsid="00170e27"/>
    </style:style>
    <style:style style:name="T44" style:family="text">
      <style:text-properties officeooo:rsid="002e284f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officeooo:rsid="0031380f"/>
    </style:style>
    <style:style style:name="T48" style:family="text">
      <style:text-properties officeooo:rsid="003170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42" text:outline-level="1"><text:span text:style-name="T34">1 </text:span><text:span text:style-name="T33">FIELD SEQ</text:span><text:span text:style-name="T41">UENCE</text:span> DEFINITION</text:h>
      <text:p text:style-name="P1"/>
      <text:p text:style-name="P1"><text:span text:style-name="T15">A field seq is a</text:span><text:span text:style-name="T16">n</text:span><text:span text:style-name="T15"> array containing </text:span><text:span text:style-name="T17">triplets</text:span></text:p>
      <text:p text:style-name="P17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5">Field </text:span><text:span text:style-name="T17">ID is a</text:span><text:span text:style-name="T15"> </text:span><text:span text:style-name="T12">String</text:span></text:p>
      <text:h text:style-name="Heading_20_2" text:outline-level="2">1.2 TYPE</text:h>
      <text:p text:style-name="P2">The type can be one out of a finite number of possibilities </text:p>
      <text:p text:style-name="P23">#{::<text:span text:style-name="T35">bool </text:span>::i8 ::u8 ::i16 ::u16 ::i32 ::u32 ::i64 ::r32 ::r64 </text:p>
      <text:p text:style-name="P23"><text:s text:c="2"/>::<text:span text:style-name="T35">str</text:span> ::<text:span text:style-name="T40">struct </text:span>::<text:span text:style-name="T35">padding</text:span>}</text:p>
      <text:p text:style-name="P24"><text:span text:style-name="T11">:</text:span><text:span text:style-name="T6">:</text:span><text:span text:style-name="T11">i/u </text:span><text:span text:style-name="T10">types correspond to signed/unsigned integers</text:span> <text:span text:style-name="T10">8,16,32, or 64 bit</text:span></text:p>
      <text:p text:style-name="P3"><text:span text:style-name="T7">:</text:span><text:span text:style-name="T6">:</text:span><text:span text:style-name="T7">r </text:span>types correspond to real numbers 32 or 64 bit</text:p>
      <text:p text:style-name="P13"><text:span text:style-name="T8">:</text:span><text:span text:style-name="T6">:</text:span><text:span text:style-name="T9">str </text:span><text:span text:style-name="T36">corresponds to </text:span><text:span text:style-name="T37">string</text:span></text:p>
      <text:p text:style-name="P25"><text:span text:style-name="T12">:</text:span><text:span text:style-name="T6">:</text:span><text:span text:style-name="T13">struct</text:span><text:span text:style-name="T12"> </text:span><text:span text:style-name="T15">correspond to </text:span><text:span text:style-name="T23">a embedded STRUCT/UDT</text:span></text:p>
      <text:p text:style-name="P25"><text:span text:style-name="T12">:</text:span><text:span text:style-name="T6">:</text:span><text:span text:style-name="T12">p</text:span><text:span text:style-name="T13">adding </text:span><text:span text:style-name="T15">correspond to </text:span><text:span text:style-name="T23">padding (</text:span><text:span text:style-name="T25">not a field so FID is ignored and should be empty string</text:span><text:span text:style-name="T23">)</text:span></text:p>
      <text:p text:style-name="P25"><text:span text:style-name="T13">:</text:span><text:span text:style-name="T6">:</text:span><text:span text:style-name="T14">bool </text:span><text:span text:style-name="T26">correponds to a boolean (true/false) value</text:span></text:p>
      <text:p text:style-name="P11"/>
      <text:p text:style-name="P40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4"/>
      <text:p text:style-name="P27"><text:span text:style-name="T18">1.3.</text:span><text:span text:style-name="T19">2</text:span><text:span text:style-name="T18"> </text:span><text:span text:style-name="T19">String</text:span></text:p>
      <text:p text:style-name="P15">Variable length string (delimited with \0)</text:p>
      <text:p text:style-name="P16">[“ID” ::str ] (C1|C2|...|\0)</text:p>
      <text:p text:style-name="P28"><text:span text:style-name="T27">F</text:span><text:span text:style-name="T28">ixed length string (zeros to fill up length)</text:span></text:p>
      <text:p text:style-name="P28"><text:span text:style-name="T29">[“ID” ::str </text:span><text:span text:style-name="T30">{::</text:span><text:span text:style-name="T31">len</text:span><text:span text:style-name="T30"> </text:span><text:span text:style-name="T29">value</text:span><text:span text:style-name="T30">}</text:span><text:span text:style-name="T29">]</text:span><text:span text:style-name="T17"> </text:span><text:span text:style-name="T32">(C1|C2|..|Cn|\0|\0|...|\0)</text:span></text:p>
      <text:p text:style-name="P15">Prefixed length string</text:p>
      <text:p text:style-name="P28"><text:span text:style-name="T29">[“ID” ::str </text:span><text:span text:style-name="T30">{::</text:span><text:span text:style-name="T29">pfx</text:span><text:span text:style-name="T30"> </text:span><text:span text:style-name="T29">::i8|::16::i32</text:span><text:span text:style-name="T30">}</text:span><text:span text:style-name="T29">] (L1|L2|..|C1|C2|...|Cn)</text:span><text:span text:style-name="T17"> </text:span></text:p>
      <text:p text:style-name="P5"/>
      <text:p text:style-name="P18"><text:span text:style-name="T18">1.3.</text:span><text:span text:style-name="T20">4</text:span><text:span text:style-name="T18"> </text:span><text:span text:style-name="T20">STRUCT</text:span></text:p>
      <text:p text:style-name="P26"><text:span text:style-name="T17">{</text:span><text:span text:style-name="T45">:</text:span><text:span text:style-name="T17">:</text:span><text:span text:style-name="T23">id “STRUCT_ID”</text:span><text:span text:style-name="T17"> :</text:span><text:span text:style-name="T23">fields [...] </text:span><text:span text:style-name="T17">}</text:span></text:p>
      <text:p text:style-name="P26"><text:span text:style-name="T17">:</text:span><text:span text:style-name="T45">:</text:span><text:span text:style-name="T23">id =&gt; String with the name/ID of this STRUCT</text:span></text:p>
      <text:p text:style-name="P7">:<text:span text:style-name="T45">:</text:span>fields =&gt; recursive field sequence following the same rules exposed here</text:p>
      <text:p text:style-name="P5"/>
      <text:p text:style-name="P19"><text:span text:style-name="T18">1.3.</text:span><text:span text:style-name="T21">5</text:span><text:span text:style-name="T18"> </text:span><text:span text:style-name="T21">PADDING</text:span></text:p>
      <text:p text:style-name="P19"><text:span text:style-name="T17">{::</text:span><text:span text:style-name="T24">len integer-value</text:span><text:span text:style-name="T23"> </text:span><text:span text:style-name="T17">} </text:span><text:span text:style-name="T24">=&gt; number of padding bytes</text:span></text:p>
      <text:p text:style-name="P12"/>
      <text:p text:style-name="P12"/>
      <text:p text:style-name="P39"><text:span text:style-name="T18">1.3.</text:span><text:span text:style-name="T22">6</text:span><text:span text:style-name="T18"> </text:span><text:span text:style-name="T22">BOOL</text:span></text:p>
      <text:p text:style-name="P22"><text:span text:style-name="T17">{::</text:span><text:span text:style-name="T26">packed</text:span><text:span text:style-name="T24"> </text:span><text:span text:style-name="T23"><text:s/></text:span><text:span text:style-name="T26">false|true :bit int-value</text:span><text:span text:style-name="T17">} </text:span><text:span text:style-name="T24">=&gt; </text:span><text:span text:style-name="T26">packed bool (several bits in a single value)</text:span></text:p>
      <text:p text:style-name="P5"/>
      <text:h text:style-name="P43" text:outline-level="1"><text:span text:style-name="T42">2</text:span><text:span text:style-name="T34"> </text:span><text:span text:style-name="T38">FIELD SEQUENCE READ RESULT / WRITE DATA</text:span></text:h>
      <text:p text:style-name="P20"/>
      <text:p text:style-name="P8"><text:span text:style-name="T35">T</text:span>he result of a read or the input for a write is a map {“I<text:span text:style-name="T47">D” value</text:span> “<text:span text:style-name="T47">ID” value ...</text:span>}</text:p>
      <text:p text:style-name="P8">In case of STRUCT the data is a nested map</text:p>
      <text:p text:style-name="P20"/>
      <text:h text:style-name="P44" text:outline-level="1"><text:span text:style-name="T43">3</text:span><text:span text:style-name="T34"> </text:span><text:span text:style-name="T39">EXAMPLES</text:span></text:h>
      <text:p text:style-name="P21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CASE</text:p>
          </table:table-cell>
          <table:table-cell table:style-name="Table1.A1" office:value-type="string">
            <text:p text:style-name="P29">EXAMPLE <text:span text:style-name="T48">FIELD DEFINITIONS</text:span></text:p>
          </table:table-cell>
        </table:table-row>
        <table:table-row table:style-name="Table1.1">
          <table:table-cell table:style-name="Table1.A2" office:value-type="string">
            <text:p text:style-name="P31">Single primitive field</text:p>
          </table:table-cell>
          <table:table-cell table:style-name="Table1.A2" office:value-type="string">
            <text:p text:style-name="P32">[ [“F1” ::i16] ]</text:p>
          </table:table-cell>
        </table:table-row>
        <table:table-row table:style-name="Table1.1">
          <table:table-cell table:style-name="Table1.A3" office:value-type="string">
            <text:p text:style-name="P31">Primitive field fixed array</text:p>
          </table:table-cell>
          <table:table-cell table:style-name="Table1.A3" office:value-type="string">
            <text:p text:style-name="P32">[ [“F1” ::i16 { ::rank 8 } ]</text:p>
          </table:table-cell>
        </table:table-row>
        <table:table-row table:style-name="Table1.1">
          <table:table-cell table:style-name="Table1.A2" office:value-type="string">
            <text:p text:style-name="P36">Primitive field dyn array</text:p>
          </table:table-cell>
          <table:table-cell table:style-name="Table1.A2" office:value-type="string">
            <text:p text:style-name="P32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1">Fixed string</text:p>
          </table:table-cell>
          <table:table-cell table:style-name="Table1.A3" office:value-type="string">
            <text:p text:style-name="P32">[ [“F1” ::str { ::len 8 } ]</text:p>
          </table:table-cell>
        </table:table-row>
        <table:table-row table:style-name="Table1.1">
          <table:table-cell table:style-name="Table1.A2" office:value-type="string">
            <text:p text:style-name="P36">Dynamic string</text:p>
          </table:table-cell>
          <table:table-cell table:style-name="Table1.A2" office:value-type="string">
            <text:p text:style-name="P32">[ [“F1” ::pstr { ::<text:span text:style-name="T44">pfx</text:span> ::u8 } ]</text:p>
          </table:table-cell>
        </table:table-row>
        <table:table-row table:style-name="Table1.1">
          <table:table-cell table:style-name="Table1.A3" office:value-type="string">
            <text:p text:style-name="P31">Fixed string array</text:p>
          </table:table-cell>
          <table:table-cell table:style-name="Table1.A3" office:value-type="string">
            <text:p text:style-name="P32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36">Dyn string dyn array</text:p>
          </table:table-cell>
          <table:table-cell table:style-name="Table1.A2" office:value-type="string">
            <text:p text:style-name="P32">[ [“F1” ::pstr { ::rank ::u16 ::<text:span text:style-name="T44">pfx</text:span> ::u8 } ]</text:p>
          </table:table-cell>
        </table:table-row>
        <table:table-row table:style-name="Table1.1">
          <table:table-cell table:style-name="Table1.A3" office:value-type="string">
            <text:p text:style-name="P31">Structure</text:p>
          </table:table-cell>
          <table:table-cell table:style-name="Table1.A3" office:value-type="string">
            <text:p text:style-name="P38"><text:span text:style-name="T45">[ [“F1” ::struct { ::id “STRUCT1” ::fields [ [“F1” ::</text:span><text:span text:style-name="T46">bool</text:span><text:span text:style-name="T45">] [“F2” ::i16] ]</text:span></text:p>
          </table:table-cell>
        </table:table-row>
        <table:table-row table:style-name="Table1.1">
          <table:table-cell table:style-name="Table1.A10" office:value-type="string">
            <text:p text:style-name="P31"/>
          </table:table-cell>
          <table:table-cell table:style-name="Table1.B10">
            <text:p text:style-name="P31"/>
          </table:table-cell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CASE</text:p>
          </table:table-cell>
          <table:table-cell table:style-name="Table2.A1" office:value-type="string">
            <text:p text:style-name="P30">EXAMPLE <text:span text:style-name="T48">DATA MAP</text:span></text:p>
          </table:table-cell>
        </table:table-row>
        <table:table-row table:style-name="Table2.1">
          <table:table-cell table:style-name="Table2.A2" office:value-type="string">
            <text:p text:style-name="P33">Single primitive field</text:p>
          </table:table-cell>
          <table:table-cell table:style-name="Table2.A2" office:value-type="string">
            <text:p text:style-name="P33"><text:span text:style-name="T48">{</text:span>“F1” <text:span text:style-name="T48">33}</text:span></text:p>
          </table:table-cell>
        </table:table-row>
        <table:table-row table:style-name="Table2.1">
          <table:table-cell table:style-name="Table2.A3" office:value-type="string">
            <text:p text:style-name="P33">Primitive field fixed array</text:p>
          </table:table-cell>
          <table:table-cell table:style-name="Table2.A3" office:value-type="string">
            <text:p text:style-name="P33"><text:span text:style-name="T48">{</text:span>“F1” <text:span text:style-name="T48">[33 34 35]</text:span>}</text:p>
          </table:table-cell>
        </table:table-row>
        <table:table-row table:style-name="Table2.1">
          <table:table-cell table:style-name="Table2.A2" office:value-type="string">
            <text:p text:style-name="P37">Primitive field dyn array</text:p>
          </table:table-cell>
          <table:table-cell table:style-name="Table2.A2" office:value-type="string">
            <text:p text:style-name="P33"><text:span text:style-name="T48">{</text:span>“F1” <text:span text:style-name="T48">[33 34 35]</text:span>}</text:p>
          </table:table-cell>
        </table:table-row>
        <table:table-row table:style-name="Table2.1">
          <table:table-cell table:style-name="Table2.A3" office:value-type="string">
            <text:p text:style-name="P33">Fixed string</text:p>
          </table:table-cell>
          <table:table-cell table:style-name="Table2.A3" office:value-type="string">
            <text:p text:style-name="P33"><text:span text:style-name="T48">{</text:span>“F1” “<text:span text:style-name="T48">HiWorld!”</text:span>}</text:p>
          </table:table-cell>
        </table:table-row>
        <table:table-row table:style-name="Table2.1">
          <table:table-cell table:style-name="Table2.A2" office:value-type="string">
            <text:p text:style-name="P37">Dynamic string</text:p>
          </table:table-cell>
          <table:table-cell table:style-name="Table2.A2" office:value-type="string">
            <text:p text:style-name="P33"><text:span text:style-name="T48">{</text:span>“F1” “<text:span text:style-name="T48">HiWorld!”</text:span>}</text:p>
          </table:table-cell>
        </table:table-row>
        <table:table-row table:style-name="Table2.1">
          <table:table-cell table:style-name="Table2.A3" office:value-type="string">
            <text:p text:style-name="P33">Fixed string array</text:p>
          </table:table-cell>
          <table:table-cell table:style-name="Table2.A3" office:value-type="string">
            <text:p text:style-name="P33"><text:span text:style-name="T48">{</text:span>“F1” <text:span text:style-name="T48">[</text:span>“<text:span text:style-name="T48">Hi” “World!”]</text:span>}</text:p>
          </table:table-cell>
        </table:table-row>
        <table:table-row table:style-name="Table2.1">
          <table:table-cell table:style-name="Table2.A2" office:value-type="string">
            <text:p text:style-name="P37">Dyn string dyn array</text:p>
          </table:table-cell>
          <table:table-cell table:style-name="Table2.A2" office:value-type="string">
            <text:p text:style-name="P34"><text:span text:style-name="T48">{</text:span>“F1” <text:span text:style-name="T48">[</text:span>“<text:span text:style-name="T48">Hi” “World!”]</text:span>}</text:p>
          </table:table-cell>
        </table:table-row>
        <table:table-row table:style-name="Table2.1">
          <table:table-cell table:style-name="Table2.A3" office:value-type="string">
            <text:p text:style-name="P33">Structure</text:p>
          </table:table-cell>
          <table:table-cell table:style-name="Table2.A3" office:value-type="string">
            <text:p text:style-name="P35">{…. “F1” {“F1” true “F2” 12345}}</text:p>
          </table:table-cell>
        </table:table-row>
        <table:table-row table:style-name="Table2.1">
          <table:table-cell table:style-name="Table2.A10" office:value-type="string">
            <text:p text:style-name="P33"/>
          </table:table-cell>
          <table:table-cell table:style-name="Table2.B10">
            <text:p text:style-name="P3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19T17:33:04.094545776</dc:date>
    <meta:editing-duration>PT10H23M29S</meta:editing-duration>
    <meta:editing-cycles>42</meta:editing-cycles>
    <meta:generator>LibreOffice/6.4.5.2$Linux_X86_64 LibreOffice_project/40$Build-2</meta:generator>
    <meta:document-statistic meta:table-count="2" meta:image-count="0" meta:object-count="0" meta:page-count="3" meta:paragraph-count="76" meta:word-count="439" meta:character-count="2495" meta:non-whitespace-character-count="2126"/>
  </office:meta>
</office:document-meta>
</file>